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7.2083333333333">
            <text:p>37</text:p>
          </table:table-cell>
          <table:table-cell/>
          <table:table-cell office:value-type="float" office:value="10">
            <text:p>10</text:p>
          </table:table-cell>
          <table:table-cell table:formula="oooc:=[.E2]+[.F2]+[.G2]" office:value-type="float" office:value="47.2083333333333">
            <text:p>47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3]+[.F3]+[.G3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38.9583333333333">
            <text:p>39</text:p>
          </table:table-cell>
          <table:table-cell table:number-columns-repeated="2"/>
          <table:table-cell table:formula="oooc:=[.E5]+[.F5]+[.G5]" office:value-type="float" office:value="38.9583333333333">
            <text:p>39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0]+[.F10]+[.G1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.E14]+[.F14]+[.G1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4]+[.F24]+[.G2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2.25">
            <text:p>12</text:p>
          </table:table-cell>
          <table:table-cell table:number-columns-repeated="2"/>
          <table:table-cell table:formula="oooc:=[.E25]+[.F25]+[.G25]" office:value-type="float" office:value="12.25">
            <text:p>12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0.95">
            <office:annotation draw:style-name="gr1" draw:text-style-name="P1" svg:width="4.209cm" svg:height="1.781cm" svg:x="7.861cm" svg:y="1.484cm" draw:caption-point-x="-7.861cm" draw:caption-point-y="-1.484cm">
              <dc:date>2008-05-20T00:00:00</dc:date>
              <text:p text:style-name="P1">Shared places are not displayed correctly</text:p>
              <text:p text:style-name="P1">Additional quotes in CSV break the parser</text:p>
            </office:annotation>
            <text:p>95%</text:p>
          </table:table-cell>
          <table:table-cell office:value-type="float" office:value="6">
            <office:annotation draw:style-name="gr4" draw:text-style-name="P1" svg:width="3.159cm" svg:height="3.246cm" svg:x="10.035cm" svg:y="0.597cm" draw:caption-point-x="-10.035cm" draw:caption-point-y="-0.597cm">
              <dc:date>2008-05-20T00:00:00</dc:date>
              <text:p text:style-name="P1">Athlete deals with parsing and DB</text:p>
            </office:annotation>
            <text:p>6</text:p>
          </table:table-cell>
          <table:table-cell office:value-type="float" office:value="6">
            <office:annotation draw:style-name="gr7" draw:text-style-name="P1" svg:width="7.387cm" svg:height="1.007cm" svg:x="12.683cm" svg:y="0.928cm" draw:caption-point-x="-12.683cm" draw:caption-point-y="-0.928cm">
              <dc:date>2008-05-20T00:00:00</dc:date>
              <text:p text:style-name="P1">Program not easily extensible, lots of if-elses instead of interfaces/implementations</text:p>
            </office:annotation>
            <text:p>6</text:p>
          </table:table-cell>
          <table:table-cell office:value-type="float" office:value="7">
            <office:annotation draw:style-name="gr6" draw:text-style-name="P1" svg:width="9.756cm" svg:height="1.781cm" svg:x="14.913cm" svg:y="1.007cm" draw:caption-point-x="-14.913cm" draw:caption-point-y="-1.007cm">
              <dc:date>2008-05-20T00:00:00</dc:date>
              <text:p text:style-name="P1">matches() instead of equals()</text:p>
              <text:p text:style-name="P1">DecathlonEvent's key duplicates name(), much of the code is reduntant</text:p>
              <text:p text:style-name="P1">unnecessary boxing/unboxing</text:p>
            </office:annotation>
            <text:p>7</text:p>
          </table:table-cell>
          <table:table-cell office:value-type="float" office:value="9">
            <office:annotation draw:style-name="gr12" draw:text-style-name="P1" svg:width="2.937cm" svg:height="1.386cm" svg:x="17.031cm" svg:y="0.597cm" draw:caption-point-x="-17.031cm" draw:caption-point-y="-0.597cm">
              <dc:date>2008-05-20T00:00:00</dc:date>
              <text:p text:style-name="P1">Connection closing depends on NPE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14" draw:text-style-name="P1" svg:width="4.265cm" svg:height="2.571cm" svg:x="21.519cm" svg:y="1.06cm" draw:caption-point-x="-21.519cm" draw:caption-point-y="-1.06cm">
              <dc:date>2008-05-20T00:00:00</dc:date>
              <text:p text:style-name="P1">No clear units</text:p>
              <text:p text:style-name="P1">Exceptions must be thrown out of test method – this would reduce amount of code considerably</text:p>
            </office:annotation>
            <text:p>9</text:p>
          </table:table-cell>
          <table:table-cell table:formula="oooc:=SUM([.D2:.I2])*5/6*[.C2]" office:value-type="float" office:value="37.2083333333333">
            <text:p>37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0.85">
            <office:annotation draw:style-name="gr2" draw:text-style-name="P1" svg:width="4.432cm" svg:height="3.756cm" svg:x="8.641cm" svg:y="1.311cm" draw:caption-point-x="-8.641cm" draw:caption-point-y="-1.311cm">
              <dc:date>2008-05-21T00:00:00</dc:date>
              <text:p text:style-name="P1">Places are not displayed in console out</text:p>
              <text:p text:style-name="P1">Shared places are not output correctly (e.g. 2-3)</text:p>
              <text:p text:style-name="P1">Broken assumption about I/O file locations in classpath – program is not ready for deployment</text:p>
              <text:p text:style-name="P1"/>
            </office:annotation>
            <text:p>85%</text:p>
          </table:table-cell>
          <table:table-cell office:value-type="float" office:value="8">
            <office:annotation draw:style-name="gr5" draw:text-style-name="P1" svg:width="4.181cm" svg:height="2.176cm" svg:x="10.258cm" svg:y="1.311cm" draw:caption-point-x="-10.258cm" draw:caption-point-y="-1.311cm">
              <dc:date>2008-05-21T00:00:00</dc:date>
              <text:p text:style-name="P1">A little overengineered</text:p>
              <text:p text:style-name="P1">Strange tricks in the Event enum</text:p>
              <text:p text:style-name="P1">Duplicated model for Hibernate</text:p>
            </office:annotation>
            <text:p>8</text:p>
          </table:table-cell>
          <table:table-cell office:value-type="float" office:value="10">
            <office:annotation draw:style-name="gr8" draw:text-style-name="P1" svg:width="2.899cm" svg:height="1.781cm" svg:x="12.553cm" svg:y="0.715cm" draw:caption-point-x="-12.553cm" draw:caption-point-y="-0.715cm">
              <dc:date>2008-05-21T00:00:00</dc:date>
              <text:p text:style-name="P1">+XSL used for all outputs</text:p>
              <text:p text:style-name="P1">+IO classes clearly separated</text:p>
            </office:annotation>
            <text:p>10</text:p>
          </table:table-cell>
          <table:table-cell office:value-type="float" office:value="9">
            <office:annotation draw:style-name="gr10" draw:text-style-name="P1" svg:width="7.684cm" svg:height="2.015cm" svg:x="14.811cm" svg:y="0.715cm" draw:caption-point-x="-14.811cm" draw:caption-point-y="-0.715cm">
              <dc:date>2008-05-21T00:00:00</dc:date>
              <text:p text:style-name="P1">Map.Entry not used for iteration</text:p>
              <text:p text:style-name="P1">Wrong assumptions about files in classpath</text:p>
              <text:p text:style-name="P1">XSL output serializes &amp; parses XML again</text:p>
            </office:annotation>
            <text:p>9</text:p>
          </table:table-cell>
          <table:table-cell office:value-type="float" office:value="9">
            <office:annotation draw:style-name="gr13" draw:text-style-name="P1" svg:width="4.589cm" svg:height="1.386cm" svg:x="19.968cm" svg:y="1.311cm" draw:caption-point-x="-19.968cm" draw:caption-point-y="-1.311cm">
              <dc:date>2008-05-21T00:00:00</dc:date>
              <text:p text:style-name="P1">IOException overuse</text:p>
              <text:p text:style-name="P1">Causes are lost in most cases</text:p>
            </office:annotation>
            <text:p>9</text:p>
          </table:table-cell>
          <table:table-cell office:value-type="float" office:value="9">
            <office:annotation draw:style-name="gr8" draw:text-style-name="P1" svg:width="6.122cm" svg:height="1.781cm" svg:x="19.327cm" svg:y="0.715cm" draw:caption-point-x="-19.327cm" draw:caption-point-y="-0.715cm">
              <dc:date>2008-05-21T00:00:00</dc:date>
              <text:p text:style-name="P1">Code readable, but docs imprecise, not all publics are documented, somewhat strange setParameters(...) methods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38.9583333333333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0.7">
            <office:annotation draw:style-name="gr3" draw:text-style-name="P1" svg:width="8.661cm" svg:height="2.797cm" svg:x="8.036cm" svg:y="9.712cm" draw:caption-point-x="-8.036cm" draw:caption-point-y="-9.712cm">
              <dc:date>2008-05-21T00:00:00</dc:date>
              <text:p text:style-name="P1">DB input is broken on non-Windows platforms</text:p>
              <text:p text:style-name="P1">min:sec.msec format unsupported in CSV</text:p>
              <text:p text:style-name="P1">XML out not easily parseable (all points as string in a single element)</text:p>
              <text:p text:style-name="P1">Program not ready for deployment – uses resources from the source code</text:p>
            </office:annotation>
            <text:p>70%</text:p>
          </table:table-cell>
          <table:table-cell office:value-type="float" office:value="1">
            <office:annotation draw:style-name="gr6" draw:text-style-name="P1" svg:width="7.099cm" svg:height="1.386cm" svg:x="10.295cm" svg:y="9.712cm" draw:caption-point-x="-10.295cm" draw:caption-point-y="-9.712cm">
              <dc:date>2008-05-21T00:00:00</dc:date>
              <text:p text:style-name="P1">No object model, List&lt;String[]&gt;</text:p>
              <text:p text:style-name="P1">the code is not object-oriented</text:p>
            </office:annotation>
            <text:p>1</text:p>
          </table:table-cell>
          <table:table-cell office:value-type="float" office:value="4">
            <office:annotation draw:style-name="gr9" draw:text-style-name="P1" svg:width="4.673cm" svg:height="1.781cm" svg:x="12.553cm" svg:y="9.712cm" draw:caption-point-x="-12.553cm" draw:caption-point-y="-9.712cm">
              <dc:date>2008-05-21T00:00:00</dc:date>
              <text:p text:style-name="P1">Lots of code duplication</text:p>
              <text:p text:style-name="P1">Monster methods</text:p>
            </office:annotation>
            <text:p>4</text:p>
          </table:table-cell>
          <table:table-cell office:value-type="float" office:value="5">
            <office:annotation draw:style-name="gr11" draw:text-style-name="P1" svg:width="7.516cm" svg:height="2.966cm" svg:x="14.811cm" svg:y="9.712cm" draw:caption-point-x="-14.811cm" draw:caption-point-y="-9.712cm">
              <dc:date>2008-05-21T00:00:00</dc:date>
              <text:p text:style-name="P1">No enums</text:p>
              <text:p text:style-name="P1">No JDBC parameter binding (SQL injection)</text:p>
              <text:p text:style-name="P1">Unnecessary wildcards in generics usage</text:p>
              <text:p text:style-name="P1">Too much datatype conversions</text:p>
              <text:p text:style-name="P1">Transformation is done to DOM and then serialized again</text:p>
              <text:p text:style-name="P1"/>
            </office:annotation>
            <text:p>5</text:p>
          </table:table-cell>
          <table:table-cell office:value-type="float" office:value="5">
            <office:annotation draw:style-name="gr8" draw:text-style-name="P1" svg:width="9.077cm" svg:height="1.781cm" svg:x="17.069cm" svg:y="9.712cm" draw:caption-point-x="-17.069cm" draw:caption-point-y="-9.712cm">
              <dc:date>2008-05-21T00:00:00</dc:date>
              <text:p text:style-name="P1">Lots of unnecessary SuppressWarnings</text:p>
              <text:p text:style-name="P1">e.printStackTrace()</text:p>
              <text:p text:style-name="P1">Exception handling mostly forced by compiler, no clear separation of error handling</text:p>
            </office:annotation>
            <text:p>5</text:p>
          </table:table-cell>
          <table:table-cell office:value-type="float" office:value="6">
            <office:annotation draw:style-name="gr8" draw:text-style-name="P1" svg:width="2.899cm" svg:height="0.991cm" svg:x="19.327cm" svg:y="9.712cm" draw:caption-point-x="-19.327cm" draw:caption-point-y="-9.712cm">
              <dc:date>2008-05-21T00:00:00</dc:date>
              <text:p text:style-name="P1">Docs ok, code very hard to read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2.25">
            <text:p>1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1">21/05/2008</text:date>, <text:time>01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5-21T01:36:31</dc:date>
    <dc:language>en-US</dc:language>
    <meta:editing-cycles>123</meta:editing-cycles>
    <meta:editing-duration>P3DT7H43M59S</meta:editing-duration>
    <meta:user-defined meta:name="Info 1"/>
    <meta:user-defined meta:name="Info 2"/>
    <meta:user-defined meta:name="Info 3"/>
    <meta:user-defined meta:name="Info 4"/>
    <meta:document-statistic meta:table-count="2" meta:cell-count="319"/>
  </office:meta>
</office:document-meta>
</file>